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bold"/>
    </style:style>
    <style:style style:name="P4" style:family="paragraph" style:parent-style-name="Heading_20_1">
      <style:text-properties fo:font-variant="normal" fo:text-transform="none" fo:color="#000000" style:font-name="Trebuchet MS" fo:font-size="16pt" fo:letter-spacing="normal" fo:font-style="normal"/>
    </style:style>
    <style:style style:name="T1" style:family="text">
      <style:text-properties fo:font-weight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12d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olicitação de Mudança</text:h>
      <text:p text:style-name="P2"><text:span text:style-name="T1">Nome do Sistema: </text:span>Sistema de Vendas e Reserva de Ingresso</text:p>
      <text:p text:style-name="P2"><text:span text:style-name="T1">Data: </text:span>25/05/2015</text:p>
      <text:p text:style-name="P2"/>
      <text:p text:style-name="P2"><text:span text:style-name="T1">Solicitante : </text:span>Daniel de Oliveira Vasconcelos</text:p>
      <text:p text:style-name="P2"/>
      <text:p text:style-name="P3">Descrição detalhada:<text:span text:style-name="T3"> No plano de Gerência de Configuração está sendo dito que os artefatos deverão estar com a </text:span><text:span text:style-name="T4">nomenclatura</text:span><text:span text:style-name="T3"> com hífen ligando as palavras. A equipe concordou em reunião de stand up meeting que esta nomenclatura não é necessária e é inclusive mais trabalhosa. Então, solicito que seja alterada a seção do documento referente à identificação dos itens de configuração para que sejam colocados espaços </text:span><text:span text:style-name="T4">em vez de</text:span><text:span text:style-name="T3"> </text:span><text:span text:style-name="T4">hifens.</text:span></text:p>
      <text:p text:style-name="P2"/>
      <text:p text:style-name="P2"><text:span text:style-name="T1">Justificativa: </text:span><text:span text:style-name="T2">Nomenclatura desnecessária.</text:span></text:p>
      <text:p text:style-name="P3"/>
      <text:p text:style-name="P2"><text:span text:style-name="T1">Anexos: </text:span><text:span text:style-name="T2">Não se aplica.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e Oliveira Vasconcelos</meta:initial-creator>
    <meta:creation-date>2015-05-24T15:15:29.76</meta:creation-date>
    <dc:date>2015-05-26T01:49:02.67</dc:date>
    <meta:editing-duration>PT3H16M39S</meta:editing-duration>
    <meta:editing-cycles>9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8" meta:word-count="97" meta:character-count="635" meta:non-whitespace-character-count="544"/>
  </office:meta>
</office:document-meta>
</file>